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24.007cm"/>
    </style:style>
    <style:style style:name="co7" style:family="table-column">
      <style:table-column-properties fo:break-before="auto" style:column-width="1.97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957">
      <style:table-properties table:display="true" style:writing-mode="lr-tb"/>
    </style:style>
    <number:date-style style:name="N10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66ff66"/>
    </style:style>
    <style:style style:name="ce3" style:family="table-cell" style:parent-style-name="Excel_20_Built-in_20_Normal">
      <style:table-cell-properties fo:background-color="transparent"/>
    </style:style>
    <style:style style:name="ce4" style:family="table-cell" style:parent-style-name="Excel_20_Built-in_20_Normal" style:data-style-name="N10036"/>
    <style:style style:name="ce5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6" style:family="table-cell" style:parent-style-name="Excel_20_Built-in_20_Normal">
      <style:table-cell-properties fo:background-color="#66ff66" style:diagonal-bl-tr="none" style:diagonal-tl-br="none" style:rotation-align="none"/>
    </style:style>
    <style:style style:name="ce7" style:family="table-cell" style:parent-style-name="Excel_20_Built-in_20_Normal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57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group_code</text:p>
          </table:table-cell>
          <table:table-cell office:value-type="string" calcext:value-type="string">
            <text:p>squad</text:p>
          </table:table-cell>
          <table:table-cell table:number-columns-repeated="2"/>
          <table:table-cell office:value-type="string" calcext:value-type="string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2006, 'A', 86);" calcext:value-type="string">
            <text:p>insert into group_stage (id, tournament, group_code, squad) values (1, 2006, 'A', 86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B2]" office:value-type="float" office:value="2006" calcext:value-type="float">
            <text:p>2006</text:p>
          </table:table-cell>
          <table:table-cell office:value-type="string" calcext:value-type="string">
            <text:p>A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2006, 'A', 886);" calcext:value-type="string">
            <text:p>insert into group_stage (id, tournament, group_code, squad) values (2, 2006, 'A', 886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" office:value-type="float" office:value="2006" calcext:value-type="float">
            <text:p>2006</text:p>
          </table:table-cell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2006, 'A', 81);" calcext:value-type="string">
            <text:p>insert into group_stage (id, tournament, group_code, squad) values (3, 2006, 'A', 8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" office:value-type="float" office:value="2006" calcext:value-type="float">
            <text:p>2006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2006, 'A', 82);" calcext:value-type="string">
            <text:p>insert into group_stage (id, tournament, group_code, squad) values (4, 2006, 'A', 82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id</text:p>
          </table:table-cell>
          <table:table-cell office:value-type="string" calcext:value-type="string">
            <text:p>matchdate</text:p>
          </table:table-cell>
          <table:table-cell office:value-type="string" calcext:value-type="string">
            <text:p>game_type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7] &amp; &quot;, '&quot; &amp; [.B7] &amp; &quot;', &quot; &amp; [.C7] &amp; &quot;, &quot; &amp; [.D7] &amp;  &quot;);&quot;" office:value-type="string" office:string-value="insert into game (matchid, matchdate, game_type, country) values (matchid, 'matchdate', game_type, country);" calcext:value-type="string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&quot;2006-03-06&quot;" office:value-type="string" office:string-value="2006-03-06" calcext:value-type="string">
            <text:p>2006-03-06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8] &amp; &quot;, '&quot; &amp; [.B8] &amp; &quot;', &quot; &amp; [.C8] &amp; &quot;, &quot; &amp; [.D8] &amp;  &quot;);&quot;" office:value-type="string" office:string-value="insert into game (matchid, matchdate, game_type, country) values (1, '2006-03-06', 8, 81);" calcext:value-type="string">
            <text:p>insert into game (matchid, matchdate, game_type, country) values (1, '2006-03-06', 8, 81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&quot;2006-03-06&quot;" office:value-type="string" office:string-value="2006-03-06" calcext:value-type="string">
            <text:p>2006-03-06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2, '2006-03-06', 8, 81);" calcext:value-type="string">
            <text:p>insert into game (matchid, matchdate, game_type, country) values (2, '2006-03-06', 8, 81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&quot;2006-04-06&quot;" office:value-type="string" office:string-value="2006-04-06" calcext:value-type="string">
            <text:p>2006-04-06</text:p>
          </table:table-cell>
          <table:table-cell office:value-type="float" office:value="8" calcext:value-type="float">
            <text:p>8</text:p>
          </table:table-cell>
          <table:table-cell table:formula="of:=[.D9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3, '2006-04-06', 8, 81);" calcext:value-type="string">
            <text:p>insert into game (matchid, matchdate, game_type, country) values (3, '2006-04-06', 8, 81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&quot;2006-04-06&quot;" office:value-type="string" office:string-value="2006-04-06" calcext:value-type="string">
            <text:p>2006-04-06</text:p>
          </table:table-cell>
          <table:table-cell office:value-type="float" office:value="8" calcext:value-type="float">
            <text:p>8</text:p>
          </table:table-cell>
          <table:table-cell table:formula="of:=[.D10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4, '2006-04-06', 8, 81);" calcext:value-type="string">
            <text:p>insert into game (matchid, matchdate, game_type, country) values (4, '2006-04-06', 8, 81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&quot;2006-05-06&quot;" office:value-type="string" office:string-value="2006-05-06" calcext:value-type="string">
            <text:p>2006-05-06</text:p>
          </table:table-cell>
          <table:table-cell office:value-type="float" office:value="8" calcext:value-type="float">
            <text:p>8</text:p>
          </table:table-cell>
          <table:table-cell table:formula="of:=[.D11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5, '2006-05-06', 8, 81);" calcext:value-type="string">
            <text:p>insert into game (matchid, matchdate, game_type, country) values (5, '2006-05-06', 8, 81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style-name="ce4" table:formula="of:=&quot;2006-05-06&quot;" office:value-type="string" office:string-value="2006-05-06" calcext:value-type="string">
            <text:p>2006-05-06</text:p>
          </table:table-cell>
          <table:table-cell office:value-type="float" office:value="8" calcext:value-type="float">
            <text:p>8</text:p>
          </table:table-cell>
          <table:table-cell table:formula="of:=[.D12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6, '2006-05-06', 8, 81);" calcext:value-type="string">
            <text:p>insert into game (matchid, matchdate, game_type, country) values (6, '2006-05-06', 8, 8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tchid</text:p>
          </table:table-cell>
          <table:table-cell table:style-name="ce1" office:value-type="string" calcext:value-type="string">
            <text:p>squad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time_type</text:p>
          </table:table-cell>
          <table:table-cell table:formula="of:=&quot;insert into game_score (id, matchid, squad, goals, points, time_type) values (&quot; &amp; [.A15] &amp; &quot;, &quot; &amp; [.B15] &amp; &quot;, &quot; &amp; [.C15] &amp; &quot;, &quot; &amp; [.D15] &amp; &quot;, &quot; &amp; [.E15] &amp; &quot;, &quot; &amp; [.F15] &amp; &quot;);&quot;" office:value-type="string" office:string-value="insert into game_score (id, matchid, squad, goals, points, time_type) values (id, matchid, squad, goals, points, time_type);" calcext:value-type="string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8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6] &amp; &quot;, &quot; &amp; [.B16] &amp; &quot;, &quot; &amp; [.C16] &amp; &quot;, &quot; &amp; [.D16] &amp; &quot;, &quot; &amp; [.E16] &amp; &quot;, &quot; &amp; [.F16] &amp; &quot;);&quot;" office:value-type="string" office:string-value="insert into game_score (id, matchid, squad, goals, points, time_type) values (1, 1, 82, 0, 0, 1);" calcext:value-type="string">
            <text:p>insert into game_score (id, matchid, squad, goals, points, time_type) values (1, 1, 82, 0, 0, 1);</text:p>
          </table:table-cell>
          <table:table-cell table:number-columns-repeated="1017"/>
        </table:table-row>
        <table:table-row table:style-name="ro1">
          <table:table-cell table:style-name="ce2" table:formula="of:=[.A16]+1" office:value-type="float" office:value="2" calcext:value-type="float">
            <text:p>2</text:p>
          </table:table-cell>
          <table:table-cell table:style-name="ce2" table:formula="of:=[.B16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7] &amp; &quot;, &quot; &amp; [.B17] &amp; &quot;, &quot; &amp; [.C17] &amp; &quot;, &quot; &amp; [.D17] &amp; &quot;, &quot; &amp; [.E17] &amp; &quot;, &quot; &amp; [.F17] &amp; &quot;);&quot;" office:value-type="string" office:string-value="insert into game_score (id, matchid, squad, goals, points, time_type) values (2, 1, 886, 0, 0, 1);" calcext:value-type="string">
            <text:p>insert into game_score (id, matchid, squad, goals, points, time_type) values (2, 1, 886, 0, 0, 1);</text:p>
          </table:table-cell>
          <table:table-cell table:number-columns-repeated="1017"/>
        </table:table-row>
        <table:table-row table:style-name="ro1">
          <table:table-cell table:style-name="ce2" table:formula="of:=[.A17]+1" office:value-type="float" office:value="3" calcext:value-type="float">
            <text:p>3</text:p>
          </table:table-cell>
          <table:table-cell table:style-name="ce2" table:formula="of:=[.B16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8] &amp; &quot;, &quot; &amp; [.B18] &amp; &quot;, &quot; &amp; [.C18] &amp; &quot;, &quot; &amp; [.D18] &amp; &quot;, &quot; &amp; [.E18] &amp; &quot;, &quot; &amp; [.F18] &amp; &quot;);&quot;" office:value-type="string" office:string-value="insert into game_score (id, matchid, squad, goals, points, time_type) values (3, 1, 82, 0, 0, 2);" calcext:value-type="string">
            <text:p>insert into game_score (id, matchid, squad, goals, points, time_type) values (3, 1, 82, 0, 0, 2);</text:p>
          </table:table-cell>
          <table:table-cell table:number-columns-repeated="1017"/>
        </table:table-row>
        <table:table-row table:style-name="ro1">
          <table:table-cell table:style-name="ce2" table:formula="of:=[.A18]+1" office:value-type="float" office:value="4" calcext:value-type="float">
            <text:p>4</text:p>
          </table:table-cell>
          <table:table-cell table:style-name="ce2" table:formula="of:=[.B16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4, 1, 886, 0, 0, 2);" calcext:value-type="string">
            <text:p>insert into game_score (id, matchid, squad, goals, points, time_type) values (4, 1, 886, 0, 0, 2);</text:p>
          </table:table-cell>
          <table:table-cell table:number-columns-repeated="1017"/>
        </table:table-row>
        <table:table-row table:style-name="ro1">
          <table:table-cell table:style-name="ce2" table:formula="of:=[.A19]+1" office:value-type="float" office:value="5" calcext:value-type="float">
            <text:p>5</text:p>
          </table:table-cell>
          <table:table-cell table:style-name="ce2" table:formula="of:=[.B17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5, 1, 82, 0, 0, 3);" calcext:value-type="string">
            <text:p>insert into game_score (id, matchid, squad, goals, points, time_type) values (5, 1, 82, 0, 0, 3);</text:p>
          </table:table-cell>
          <table:table-cell table:number-columns-repeated="1017"/>
        </table:table-row>
        <table:table-row table:style-name="ro1">
          <table:table-cell table:style-name="ce2" table:formula="of:=[.A20]+1" office:value-type="float" office:value="6" calcext:value-type="float">
            <text:p>6</text:p>
          </table:table-cell>
          <table:table-cell table:style-name="ce2" table:formula="of:=[.B18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6, 1, 886, 0, 0, 3);" calcext:value-type="string">
            <text:p>insert into game_score (id, matchid, squad, goals, points, time_type) values (6, 1, 886, 0, 0, 3);</text:p>
          </table:table-cell>
          <table:table-cell table:number-columns-repeated="1017"/>
        </table:table-row>
        <table:table-row table:style-name="ro1">
          <table:table-cell table:style-name="ce2" table:formula="of:=[.A21]+1" office:value-type="float" office:value="7" calcext:value-type="float">
            <text:p>7</text:p>
          </table:table-cell>
          <table:table-cell table:style-name="ce2" table:formula="of:=[.B19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7, 1, 82, 1, 0, 4);" calcext:value-type="string">
            <text:p>insert into game_score (id, matchid, squad, goals, points, time_type) values (7, 1, 82, 1, 0, 4);</text:p>
          </table:table-cell>
          <table:table-cell table:number-columns-repeated="1017"/>
        </table:table-row>
        <table:table-row table:style-name="ro1">
          <table:table-cell table:style-name="ce2" table:formula="of:=[.A22]+1" office:value-type="float" office:value="8" calcext:value-type="float">
            <text:p>8</text:p>
          </table:table-cell>
          <table:table-cell table:style-name="ce2" table:formula="of:=[.B20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8, 1, 886, 0, 0, 4);" calcext:value-type="string">
            <text:p>insert into game_score (id, matchid, squad, goals, points, time_type) values (8, 1, 886, 0, 0, 4);</text:p>
          </table:table-cell>
          <table:table-cell table:number-columns-repeated="1017"/>
        </table:table-row>
        <table:table-row table:style-name="ro1">
          <table:table-cell table:style-name="ce2" table:formula="of:=[.A23]+1" office:value-type="float" office:value="9" calcext:value-type="float">
            <text:p>9</text:p>
          </table:table-cell>
          <table:table-cell table:style-name="ce2" table:formula="of:=[.B21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9, 1, 82, 1, 0, 5);" calcext:value-type="string">
            <text:p>insert into game_score (id, matchid, squad, goals, points, time_type) values (9, 1, 82, 1, 0, 5);</text:p>
          </table:table-cell>
          <table:table-cell table:number-columns-repeated="1017"/>
        </table:table-row>
        <table:table-row table:style-name="ro1">
          <table:table-cell table:style-name="ce2" table:formula="of:=[.A24]+1" office:value-type="float" office:value="10" calcext:value-type="float">
            <text:p>10</text:p>
          </table:table-cell>
          <table:table-cell table:style-name="ce2" table:formula="of:=[.B22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10, 1, 886, 0, 0, 5);" calcext:value-type="string">
            <text:p>insert into game_score (id, matchid, squad, goals, points, time_type) values (10, 1, 886, 0, 0, 5);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11" calcext:value-type="float">
            <text:p>11</text:p>
          </table:table-cell>
          <table:table-cell table:style-name="ce2" table:formula="of:=[.B23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11, 1, 82, 0, 0, 6);" calcext:value-type="string">
            <text:p>insert into game_score (id, matchid, squad, goals, points, time_type) values (11, 1, 82, 0, 0, 6);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12" calcext:value-type="float">
            <text:p>12</text:p>
          </table:table-cell>
          <table:table-cell table:style-name="ce2" table:formula="of:=[.B24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12, 1, 886, 0, 0, 6);" calcext:value-type="string">
            <text:p>insert into game_score (id, matchid, squad, goals, points, time_type) values (12, 1, 886, 0, 0, 6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13" calcext:value-type="float">
            <text:p>13</text:p>
          </table:table-cell>
          <table:table-cell table:style-name="ce2" table:formula="of:=[.B25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13, 1, 82, 0, 0, 7);" calcext:value-type="string">
            <text:p>insert into game_score (id, matchid, squad, goals, points, time_type) values (13, 1, 82, 0, 0, 7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14" calcext:value-type="float">
            <text:p>14</text:p>
          </table:table-cell>
          <table:table-cell table:style-name="ce2" table:formula="of:=[.B26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14, 1, 886, 0, 0, 7);" calcext:value-type="string">
            <text:p>insert into game_score (id, matchid, squad, goals, points, time_type) values (14, 1, 886, 0, 0, 7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15" calcext:value-type="float">
            <text:p>15</text:p>
          </table:table-cell>
          <table:table-cell table:style-name="ce2" table:formula="of:=[.B27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5, 1, 82, 0, 0, 8);" calcext:value-type="string">
            <text:p>insert into game_score (id, matchid, squad, goals, points, time_type) values (15, 1, 82, 0, 0, 8);</text:p>
          </table:table-cell>
          <table:table-cell table:number-columns-repeated="1017"/>
        </table:table-row>
        <table:table-row table:style-name="ro1">
          <table:table-cell table:style-name="ce2" table:formula="of:=[.A30]+1" office:value-type="float" office:value="16" calcext:value-type="float">
            <text:p>16</text:p>
          </table:table-cell>
          <table:table-cell table:style-name="ce2" table:formula="of:=[.B28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6, 1, 886, 0, 0, 8);" calcext:value-type="string">
            <text:p>insert into game_score (id, matchid, squad, goals, points, time_type) values (16, 1, 886, 0, 0, 8);</text:p>
          </table:table-cell>
          <table:table-cell table:number-columns-repeated="1017"/>
        </table:table-row>
        <table:table-row table:style-name="ro1">
          <table:table-cell table:style-name="ce2" table:formula="of:=[.A31]+1" office:value-type="float" office:value="17" calcext:value-type="float">
            <text:p>17</text:p>
          </table:table-cell>
          <table:table-cell table:style-name="ce2" table:formula="of:=[.B29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7, 1, 82, 0, 0, 9);" calcext:value-type="string">
            <text:p>insert into game_score (id, matchid, squad, goals, points, time_type) values (17, 1, 82, 0, 0, 9);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18" calcext:value-type="float">
            <text:p>18</text:p>
          </table:table-cell>
          <table:table-cell table:style-name="ce2" table:formula="of:=[.B30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18, 1, 886, 0, 0, 9);" calcext:value-type="string">
            <text:p>insert into game_score (id, matchid, squad, goals, points, time_type) values (18, 1, 886, 0, 0, 9);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19" calcext:value-type="float">
            <text:p>19</text:p>
          </table:table-cell>
          <table:table-cell table:style-name="ce2" table:formula="of:=[.B31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19, 1, 82, 2, 0, 9000);" calcext:value-type="string">
            <text:p>insert into game_score (id, matchid, squad, goals, points, time_type) values (19, 1, 82, 2, 0, 9000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20" calcext:value-type="float">
            <text:p>20</text:p>
          </table:table-cell>
          <table:table-cell table:style-name="ce2" table:formula="of:=[.B32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0, 1, 886, 0, 0, 9000);" calcext:value-type="string">
            <text:p>insert into game_score (id, matchid, squad, goals, points, time_type) values (20, 1, 886, 0, 0, 9000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21" calcext:value-type="float">
            <text:p>21</text:p>
          </table:table-cell>
          <table:table-cell table:style-name="ce2" table:formula="of:=[.B33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1, 1, 82, 8, 0, 9001);" calcext:value-type="string">
            <text:p>insert into game_score (id, matchid, squad, goals, points, time_type) values (21, 1, 82, 8, 0, 9001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22" calcext:value-type="float">
            <text:p>22</text:p>
          </table:table-cell>
          <table:table-cell table:style-name="ce2" table:formula="of:=[.B34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2, 1, 886, 5, 0, 9001);" calcext:value-type="string">
            <text:p>insert into game_score (id, matchid, squad, goals, points, time_type) values (22, 1, 886, 5, 0, 9001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23" calcext:value-type="float">
            <text:p>23</text:p>
          </table:table-cell>
          <table:table-cell table:style-name="ce2" table:formula="of:=[.B35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3, 1, 82, 0, 0, 9002);" calcext:value-type="string">
            <text:p>insert into game_score (id, matchid, squad, goals, points, time_type) values (23, 1, 82, 0, 0, 9002);</text:p>
          </table:table-cell>
          <table:table-cell table:number-columns-repeated="1017"/>
        </table:table-row>
        <table:table-row table:style-name="ro1">
          <table:table-cell table:style-name="ce2" table:formula="of:=[.A38]+1" office:value-type="float" office:value="24" calcext:value-type="float">
            <text:p>24</text:p>
          </table:table-cell>
          <table:table-cell table:style-name="ce2" table:formula="of:=[.B36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4, 1, 886, 1, 0, 9002);" calcext:value-type="string">
            <text:p>insert into game_score (id, matchid, squad, goals, points, time_type) values (24, 1, 886, 1, 0, 9002);</text:p>
          </table:table-cell>
          <table:table-cell table:number-columns-repeated="1017"/>
        </table:table-row>
        <table:table-row table:style-name="ro1">
          <table:table-cell table:style-name="ce3" table:formula="of:=[.A39]+1" office:value-type="float" office:value="25" calcext:value-type="float">
            <text:p>25</text:p>
          </table:table-cell>
          <table:table-cell table:style-name="ce3" table:formula="of:=[.B16]+1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5, 2, 81, 0, 0, 1);" calcext:value-type="string">
            <text:p>insert into game_score (id, matchid, squad, goals, points, time_type) values (25, 2, 81, 0, 0, 1);</text:p>
          </table:table-cell>
          <table:table-cell table:number-columns-repeated="1017"/>
        </table:table-row>
        <table:table-row table:style-name="ro1">
          <table:table-cell table:style-name="ce3" table:formula="of:=[.A40]+1" office:value-type="float" office:value="26" calcext:value-type="float">
            <text:p>26</text:p>
          </table:table-cell>
          <table:table-cell table:formula="of:=[.B40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6, 2, 86, 0, 0, 1);" calcext:value-type="string">
            <text:p>insert into game_score (id, matchid, squad, goals, points, time_type) values (26, 2, 86, 0, 0, 1);</text:p>
          </table:table-cell>
          <table:table-cell table:number-columns-repeated="1017"/>
        </table:table-row>
        <table:table-row table:style-name="ro1">
          <table:table-cell table:style-name="ce3" table:formula="of:=[.A41]+1" office:value-type="float" office:value="27" calcext:value-type="float">
            <text:p>27</text:p>
          </table:table-cell>
          <table:table-cell table:formula="of:=[.B41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7, 2, 81, 1, 0, 2);" calcext:value-type="string">
            <text:p>insert into game_score (id, matchid, squad, goals, points, time_type) values (27, 2, 81, 1, 0, 2);</text:p>
          </table:table-cell>
          <table:table-cell table:number-columns-repeated="1017"/>
        </table:table-row>
        <table:table-row table:style-name="ro1">
          <table:table-cell table:style-name="ce3" table:formula="of:=[.A42]+1" office:value-type="float" office:value="28" calcext:value-type="float">
            <text:p>28</text:p>
          </table:table-cell>
          <table:table-cell table:style-name="ce3" table:formula="of:=[.B16]+1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8, 2, 86, 0, 0, 2);" calcext:value-type="string">
            <text:p>insert into game_score (id, matchid, squad, goals, points, time_type) values (28, 2, 86, 0, 0, 2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29" calcext:value-type="float">
            <text:p>29</text:p>
          </table:table-cell>
          <table:table-cell table:formula="of:=[.B43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9, 2, 81, 1, 0, 3);" calcext:value-type="string">
            <text:p>insert into game_score (id, matchid, squad, goals, points, time_type) values (29, 2, 81, 1, 0, 3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30" calcext:value-type="float">
            <text:p>30</text:p>
          </table:table-cell>
          <table:table-cell table:formula="of:=[.B43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30, 2, 86, 0, 0, 3);" calcext:value-type="string">
            <text:p>insert into game_score (id, matchid, squad, goals, points, time_type) values (30, 2, 86, 0, 0, 3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31" calcext:value-type="float">
            <text:p>31</text:p>
          </table:table-cell>
          <table:table-cell table:formula="of:=[.B43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31, 2, 81, 0, 0, 4);" calcext:value-type="string">
            <text:p>insert into game_score (id, matchid, squad, goals, points, time_type) values (31, 2, 81, 0, 0, 4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32" calcext:value-type="float">
            <text:p>32</text:p>
          </table:table-cell>
          <table:table-cell table:formula="of:=[.B44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32, 2, 86, 2, 0, 4);" calcext:value-type="string">
            <text:p>insert into game_score (id, matchid, squad, goals, points, time_type) values (32, 2, 86, 2, 0, 4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33" calcext:value-type="float">
            <text:p>33</text:p>
          </table:table-cell>
          <table:table-cell table:formula="of:=[.B45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7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33, 2, 81, 4, 0, 5);" calcext:value-type="string">
            <text:p>insert into game_score (id, matchid, squad, goals, points, time_type) values (33, 2, 81, 4, 0, 5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34" calcext:value-type="float">
            <text:p>34</text:p>
          </table:table-cell>
          <table:table-cell table:formula="of:=[.B46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7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34, 2, 86, 0, 0, 5);" calcext:value-type="string">
            <text:p>insert into game_score (id, matchid, squad, goals, points, time_type) values (34, 2, 86, 0, 0, 5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35" calcext:value-type="float">
            <text:p>35</text:p>
          </table:table-cell>
          <table:table-cell table:formula="of:=[.B47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7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35, 2, 81, 3, 0, 6);" calcext:value-type="string">
            <text:p>insert into game_score (id, matchid, squad, goals, points, time_type) values (35, 2, 81, 3, 0, 6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36" calcext:value-type="float">
            <text:p>36</text:p>
          </table:table-cell>
          <table:table-cell table:formula="of:=[.B48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7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36, 2, 86, 0, 0, 6);" calcext:value-type="string">
            <text:p>insert into game_score (id, matchid, squad, goals, points, time_type) values (36, 2, 86, 0, 0, 6);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37" calcext:value-type="float">
            <text:p>37</text:p>
          </table:table-cell>
          <table:table-cell table:formula="of:=[.B49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7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7, 2, 81, 2, 0, 7);" calcext:value-type="string">
            <text:p>insert into game_score (id, matchid, squad, goals, points, time_type) values (37, 2, 81, 2, 0, 7);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38" calcext:value-type="float">
            <text:p>38</text:p>
          </table:table-cell>
          <table:table-cell table:formula="of:=[.B50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7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8, 2, 86, 0, 0, 7);" calcext:value-type="string">
            <text:p>insert into game_score (id, matchid, squad, goals, points, time_type) values (38, 2, 86, 0, 0, 7);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39" calcext:value-type="float">
            <text:p>39</text:p>
          </table:table-cell>
          <table:table-cell table:formula="of:=[.B51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7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9, 2, 81, 7, 0, 8);" calcext:value-type="string">
            <text:p>insert into game_score (id, matchid, squad, goals, points, time_type) values (39, 2, 81, 7, 0, 8);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40" calcext:value-type="float">
            <text:p>40</text:p>
          </table:table-cell>
          <table:table-cell table:formula="of:=[.B52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7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0, 2, 86, 0, 0, 8);" calcext:value-type="string">
            <text:p>insert into game_score (id, matchid, squad, goals, points, time_type) values (40, 2, 86, 0, 0, 8);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41" calcext:value-type="float">
            <text:p>41</text:p>
          </table:table-cell>
          <table:table-cell table:formula="of:=[.B53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7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1, 2, 81, null, 0, 9);" calcext:value-type="string">
            <text:p>insert into game_score (id, matchid, squad, goals, points, time_type) values (41, 2, 81, null, 0, 9);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42" calcext:value-type="float">
            <text:p>42</text:p>
          </table:table-cell>
          <table:table-cell table:formula="of:=[.B54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7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2, 2, 86, null, 0, 9);" calcext:value-type="string">
            <text:p>insert into game_score (id, matchid, squad, goals, points, time_type) values (42, 2, 86, null, 0, 9);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43" calcext:value-type="float">
            <text:p>43</text:p>
          </table:table-cell>
          <table:table-cell table:formula="of:=[.B55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7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3, 2, 81, 18, 0, 9000);" calcext:value-type="string">
            <text:p>insert into game_score (id, matchid, squad, goals, points, time_type) values (43, 2, 81, 18, 0, 9000);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44" calcext:value-type="float">
            <text:p>44</text:p>
          </table:table-cell>
          <table:table-cell table:formula="of:=[.B56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7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4, 2, 86, 2, 0, 9000);" calcext:value-type="string">
            <text:p>insert into game_score (id, matchid, squad, goals, points, time_type) values (44, 2, 86, 2, 0, 9000);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45" calcext:value-type="float">
            <text:p>45</text:p>
          </table:table-cell>
          <table:table-cell table:formula="of:=[.B57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7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5, 2, 81, 15, 0, 9001);" calcext:value-type="string">
            <text:p>insert into game_score (id, matchid, squad, goals, points, time_type) values (45, 2, 81, 15, 0, 9001);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46" calcext:value-type="float">
            <text:p>46</text:p>
          </table:table-cell>
          <table:table-cell table:formula="of:=[.B58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7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6, 2, 86, 7, 0, 9001);" calcext:value-type="string">
            <text:p>insert into game_score (id, matchid, squad, goals, points, time_type) values (46, 2, 86, 7, 0, 9001);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47" calcext:value-type="float">
            <text:p>47</text:p>
          </table:table-cell>
          <table:table-cell table:formula="of:=[.B59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7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7, 2, 81, 0, 0, 9002);" calcext:value-type="string">
            <text:p>insert into game_score (id, matchid, squad, goals, points, time_type) values (47, 2, 81, 0, 0, 9002);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48" calcext:value-type="float">
            <text:p>48</text:p>
          </table:table-cell>
          <table:table-cell table:formula="of:=[.B60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7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8, 2, 86, 4, 0, 9002);" calcext:value-type="string">
            <text:p>insert into game_score (id, matchid, squad, goals, points, time_type) values (48, 2, 86, 4, 0, 9002);</text:p>
          </table:table-cell>
          <table:table-cell table:number-columns-repeated="1017"/>
        </table:table-row>
        <table:table-row table:style-name="ro1">
          <table:table-cell table:style-name="ce2" table:formula="of:=[.A63]+1" office:value-type="float" office:value="49" calcext:value-type="float">
            <text:p>49</text:p>
          </table:table-cell>
          <table:table-cell table:style-name="ce2" table:formula="of:=[.B40]+1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9, 3, 86, 0, 0, 1);" calcext:value-type="string">
            <text:p>insert into game_score (id, matchid, squad, goals, points, time_type) values (49, 3, 86, 0, 0, 1);</text:p>
          </table:table-cell>
          <table:table-cell table:number-columns-repeated="1017"/>
        </table:table-row>
        <table:table-row table:style-name="ro1">
          <table:table-cell table:style-name="ce2" table:formula="of:=[.A64]+1" office:value-type="float" office:value="50" calcext:value-type="float">
            <text:p>50</text:p>
          </table:table-cell>
          <table:table-cell table:style-name="ce2" table:formula="of:=[.B64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0, 3, 82, 1, 0, 1);" calcext:value-type="string">
            <text:p>insert into game_score (id, matchid, squad, goals, points, time_type) values (50, 3, 82, 1, 0, 1);</text:p>
          </table:table-cell>
          <table:table-cell table:number-columns-repeated="1017"/>
        </table:table-row>
        <table:table-row table:style-name="ro1">
          <table:table-cell table:style-name="ce2" table:formula="of:=[.A65]+1" office:value-type="float" office:value="51" calcext:value-type="float">
            <text:p>51</text:p>
          </table:table-cell>
          <table:table-cell table:style-name="ce2" table:formula="of:=[.B64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1, 3, 86, 0, 0, 2);" calcext:value-type="string">
            <text:p>insert into game_score (id, matchid, squad, goals, points, time_type) values (51, 3, 86, 0, 0, 2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52" calcext:value-type="float">
            <text:p>52</text:p>
          </table:table-cell>
          <table:table-cell table:style-name="ce2" table:formula="of:=[.B64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2, 3, 82, 0, 0, 2);" calcext:value-type="string">
            <text:p>insert into game_score (id, matchid, squad, goals, points, time_type) values (52, 3, 82, 0, 0, 2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53" calcext:value-type="float">
            <text:p>53</text:p>
          </table:table-cell>
          <table:table-cell table:style-name="ce2" table:formula="of:=[.B65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3, 3, 86, 0, 0, 3);" calcext:value-type="string">
            <text:p>insert into game_score (id, matchid, squad, goals, points, time_type) values (53, 3, 86, 0, 0, 3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54" calcext:value-type="float">
            <text:p>54</text:p>
          </table:table-cell>
          <table:table-cell table:style-name="ce2" table:formula="of:=[.B66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4, 3, 82, 3, 0, 3);" calcext:value-type="string">
            <text:p>insert into game_score (id, matchid, squad, goals, points, time_type) values (54, 3, 82, 3, 0, 3);</text:p>
          </table:table-cell>
          <table:table-cell table:number-columns-repeated="1017"/>
        </table:table-row>
        <table:table-row table:style-name="ro1">
          <table:table-cell table:style-name="ce2" table:formula="of:=[.A69]+1" office:value-type="float" office:value="55" calcext:value-type="float">
            <text:p>55</text:p>
          </table:table-cell>
          <table:table-cell table:style-name="ce2" table:formula="of:=[.B67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5, 3, 86, 0, 0, 4);" calcext:value-type="string">
            <text:p>insert into game_score (id, matchid, squad, goals, points, time_type) values (55, 3, 86, 0, 0, 4);</text:p>
          </table:table-cell>
          <table:table-cell table:number-columns-repeated="1017"/>
        </table:table-row>
        <table:table-row table:style-name="ro1">
          <table:table-cell table:style-name="ce2" table:formula="of:=[.A70]+1" office:value-type="float" office:value="56" calcext:value-type="float">
            <text:p>56</text:p>
          </table:table-cell>
          <table:table-cell table:style-name="ce2" table:formula="of:=[.B68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6, 3, 82, 1, 0, 4);" calcext:value-type="string">
            <text:p>insert into game_score (id, matchid, squad, goals, points, time_type) values (56, 3, 82, 1, 0, 4);</text:p>
          </table:table-cell>
          <table:table-cell table:number-columns-repeated="1017"/>
        </table:table-row>
        <table:table-row table:style-name="ro1">
          <table:table-cell table:style-name="ce2" table:formula="of:=[.A71]+1" office:value-type="float" office:value="57" calcext:value-type="float">
            <text:p>57</text:p>
          </table:table-cell>
          <table:table-cell table:style-name="ce2" table:formula="of:=[.B69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7, 3, 86, 0, 0, 5);" calcext:value-type="string">
            <text:p>insert into game_score (id, matchid, squad, goals, points, time_type) values (57, 3, 86, 0, 0, 5);</text:p>
          </table:table-cell>
          <table:table-cell table:number-columns-repeated="1017"/>
        </table:table-row>
        <table:table-row table:style-name="ro1">
          <table:table-cell table:style-name="ce2" table:formula="of:=[.A72]+1" office:value-type="float" office:value="58" calcext:value-type="float">
            <text:p>58</text:p>
          </table:table-cell>
          <table:table-cell table:style-name="ce2" table:formula="of:=[.B70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8, 3, 82, 0, 0, 5);" calcext:value-type="string">
            <text:p>insert into game_score (id, matchid, squad, goals, points, time_type) values (58, 3, 82, 0, 0, 5);</text:p>
          </table:table-cell>
          <table:table-cell table:number-columns-repeated="1017"/>
        </table:table-row>
        <table:table-row table:style-name="ro1">
          <table:table-cell table:style-name="ce2" table:formula="of:=[.A73]+1" office:value-type="float" office:value="59" calcext:value-type="float">
            <text:p>59</text:p>
          </table:table-cell>
          <table:table-cell table:style-name="ce2" table:formula="of:=[.B71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9, 3, 86, 0, 0, 6);" calcext:value-type="string">
            <text:p>insert into game_score (id, matchid, squad, goals, points, time_type) values (59, 3, 86, 0, 0, 6);</text:p>
          </table:table-cell>
          <table:table-cell table:number-columns-repeated="1017"/>
        </table:table-row>
        <table:table-row table:style-name="ro1">
          <table:table-cell table:style-name="ce2" table:formula="of:=[.A74]+1" office:value-type="float" office:value="60" calcext:value-type="float">
            <text:p>60</text:p>
          </table:table-cell>
          <table:table-cell table:style-name="ce2" table:formula="of:=[.B72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60, 3, 82, 2, 0, 6);" calcext:value-type="string">
            <text:p>insert into game_score (id, matchid, squad, goals, points, time_type) values (60, 3, 82, 2, 0, 6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61" calcext:value-type="float">
            <text:p>61</text:p>
          </table:table-cell>
          <table:table-cell table:style-name="ce2" table:formula="of:=[.B73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61, 3, 86, 0, 0, 7);" calcext:value-type="string">
            <text:p>insert into game_score (id, matchid, squad, goals, points, time_type) values (61, 3, 86, 0, 0, 7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62" calcext:value-type="float">
            <text:p>62</text:p>
          </table:table-cell>
          <table:table-cell table:style-name="ce2" table:formula="of:=[.B74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62, 3, 82, 2, 0, 7);" calcext:value-type="string">
            <text:p>insert into game_score (id, matchid, squad, goals, points, time_type) values (62, 3, 82, 2, 0, 7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63" calcext:value-type="float">
            <text:p>63</text:p>
          </table:table-cell>
          <table:table-cell table:style-name="ce2" table:formula="of:=[.B75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63, 3, 86, 1, 0, 8);" calcext:value-type="string">
            <text:p>insert into game_score (id, matchid, squad, goals, points, time_type) values (63, 3, 86, 1, 0, 8);</text:p>
          </table:table-cell>
          <table:table-cell table:number-columns-repeated="1017"/>
        </table:table-row>
        <table:table-row table:style-name="ro1">
          <table:table-cell table:style-name="ce2" table:formula="of:=[.A78]+1" office:value-type="float" office:value="64" calcext:value-type="float">
            <text:p>64</text:p>
          </table:table-cell>
          <table:table-cell table:style-name="ce2" table:formula="of:=[.B76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64, 3, 82, 1, 0, 8);" calcext:value-type="string">
            <text:p>insert into game_score (id, matchid, squad, goals, points, time_type) values (64, 3, 82, 1, 0, 8);</text:p>
          </table:table-cell>
          <table:table-cell table:number-columns-repeated="1017"/>
        </table:table-row>
        <table:table-row table:style-name="ro1">
          <table:table-cell table:style-name="ce2" table:formula="of:=[.A79]+1" office:value-type="float" office:value="65" calcext:value-type="float">
            <text:p>65</text:p>
          </table:table-cell>
          <table:table-cell table:style-name="ce2" table:formula="of:=[.B77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65, 3, 86, 0, 0, 9);" calcext:value-type="string">
            <text:p>insert into game_score (id, matchid, squad, goals, points, time_type) values (65, 3, 86, 0, 0, 9);</text:p>
          </table:table-cell>
          <table:table-cell table:number-columns-repeated="1017"/>
        </table:table-row>
        <table:table-row table:style-name="ro1">
          <table:table-cell table:style-name="ce2" table:formula="of:=[.A80]+1" office:value-type="float" office:value="66" calcext:value-type="float">
            <text:p>66</text:p>
          </table:table-cell>
          <table:table-cell table:style-name="ce2" table:formula="of:=[.B78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null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66, 3, 82, null, 0, 9);" calcext:value-type="string">
            <text:p>insert into game_score (id, matchid, squad, goals, points, time_type) values (66, 3, 82, null, 0, 9);</text:p>
          </table:table-cell>
          <table:table-cell table:number-columns-repeated="1017"/>
        </table:table-row>
        <table:table-row table:style-name="ro1">
          <table:table-cell table:style-name="ce2" table:formula="of:=[.A81]+1" office:value-type="float" office:value="67" calcext:value-type="float">
            <text:p>67</text:p>
          </table:table-cell>
          <table:table-cell table:style-name="ce2" table:formula="of:=[.B79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67, 3, 86, 1, 0, 9000);" calcext:value-type="string">
            <text:p>insert into game_score (id, matchid, squad, goals, points, time_type) values (67, 3, 86, 1, 0, 9000);</text:p>
          </table:table-cell>
          <table:table-cell table:number-columns-repeated="1017"/>
        </table:table-row>
        <table:table-row table:style-name="ro1">
          <table:table-cell table:style-name="ce2" table:formula="of:=[.A82]+1" office:value-type="float" office:value="68" calcext:value-type="float">
            <text:p>68</text:p>
          </table:table-cell>
          <table:table-cell table:style-name="ce2" table:formula="of:=[.B80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68, 3, 82, 10, 0, 9000);" calcext:value-type="string">
            <text:p>insert into game_score (id, matchid, squad, goals, points, time_type) values (68, 3, 82, 10, 0, 9000);</text:p>
          </table:table-cell>
          <table:table-cell table:number-columns-repeated="1017"/>
        </table:table-row>
        <table:table-row table:style-name="ro1">
          <table:table-cell table:style-name="ce2" table:formula="of:=[.A83]+1" office:value-type="float" office:value="69" calcext:value-type="float">
            <text:p>69</text:p>
          </table:table-cell>
          <table:table-cell table:style-name="ce2" table:formula="of:=[.B81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69, 3, 86, 2, 0, 9001);" calcext:value-type="string">
            <text:p>insert into game_score (id, matchid, squad, goals, points, time_type) values (69, 3, 86, 2, 0, 9001);</text:p>
          </table:table-cell>
          <table:table-cell table:number-columns-repeated="1017"/>
        </table:table-row>
        <table:table-row table:style-name="ro1">
          <table:table-cell table:style-name="ce2" table:formula="of:=[.A84]+1" office:value-type="float" office:value="70" calcext:value-type="float">
            <text:p>70</text:p>
          </table:table-cell>
          <table:table-cell table:style-name="ce2" table:formula="of:=[.B82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70, 3, 82, 18, 0, 9001);" calcext:value-type="string">
            <text:p>insert into game_score (id, matchid, squad, goals, points, time_type) values (70, 3, 82, 18, 0, 9001);</text:p>
          </table:table-cell>
          <table:table-cell table:number-columns-repeated="1017"/>
        </table:table-row>
        <table:table-row table:style-name="ro1">
          <table:table-cell table:style-name="ce2" table:formula="of:=[.A85]+1" office:value-type="float" office:value="71" calcext:value-type="float">
            <text:p>71</text:p>
          </table:table-cell>
          <table:table-cell table:style-name="ce2" table:formula="of:=[.B83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71, 3, 86, 1, 0, 9002);" calcext:value-type="string">
            <text:p>insert into game_score (id, matchid, squad, goals, points, time_type) values (71, 3, 86, 1, 0, 9002);</text:p>
          </table:table-cell>
          <table:table-cell table:number-columns-repeated="1017"/>
        </table:table-row>
        <table:table-row table:style-name="ro1">
          <table:table-cell table:style-name="ce2" table:formula="of:=[.A86]+1" office:value-type="float" office:value="72" calcext:value-type="float">
            <text:p>72</text:p>
          </table:table-cell>
          <table:table-cell table:style-name="ce2" table:formula="of:=[.B84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72, 3, 82, 0, 0, 9002);" calcext:value-type="string">
            <text:p>insert into game_score (id, matchid, squad, goals, points, time_type) values (72, 3, 82, 0, 0, 9002);</text:p>
          </table:table-cell>
          <table:table-cell table:number-columns-repeated="1017"/>
        </table:table-row>
        <table:table-row table:style-name="ro1">
          <table:table-cell table:formula="of:=[.A87]+1" office:value-type="float" office:value="73" calcext:value-type="float">
            <text:p>73</text:p>
          </table:table-cell>
          <table:table-cell table:formula="of:=[.B64]+1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73, 4, 81, 3, 0, 1);" calcext:value-type="string">
            <text:p>insert into game_score (id, matchid, squad, goals, points, time_type) values (73, 4, 81, 3, 0, 1);</text:p>
          </table:table-cell>
          <table:table-cell table:number-columns-repeated="1017"/>
        </table:table-row>
        <table:table-row table:style-name="ro1">
          <table:table-cell table:formula="of:=[.A88]+1" office:value-type="float" office:value="74" calcext:value-type="float">
            <text:p>74</text:p>
          </table:table-cell>
          <table:table-cell table:formula="of:=[.B88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74, 4, 886, 0, 0, 1);" calcext:value-type="string">
            <text:p>insert into game_score (id, matchid, squad, goals, points, time_type) values (74, 4, 886, 0, 0, 1);</text:p>
          </table:table-cell>
          <table:table-cell table:number-columns-repeated="1017"/>
        </table:table-row>
        <table:table-row table:style-name="ro1">
          <table:table-cell table:formula="of:=[.A89]+1" office:value-type="float" office:value="75" calcext:value-type="float">
            <text:p>75</text:p>
          </table:table-cell>
          <table:table-cell table:formula="of:=[.B89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75, 4, 81, 1, 0, 2);" calcext:value-type="string">
            <text:p>insert into game_score (id, matchid, squad, goals, points, time_type) values (75, 4, 81, 1, 0, 2);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76" calcext:value-type="float">
            <text:p>76</text:p>
          </table:table-cell>
          <table:table-cell table:formula="of:=[.B90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76, 4, 886, 1, 0, 2);" calcext:value-type="string">
            <text:p>insert into game_score (id, matchid, squad, goals, points, time_type) values (76, 4, 886, 1, 0, 2);</text:p>
          </table:table-cell>
          <table:table-cell table:number-columns-repeated="1017"/>
        </table:table-row>
        <table:table-row table:style-name="ro1">
          <table:table-cell table:formula="of:=[.A91]+1" office:value-type="float" office:value="77" calcext:value-type="float">
            <text:p>77</text:p>
          </table:table-cell>
          <table:table-cell table:formula="of:=[.B91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77, 4, 81, 1, 0, 3);" calcext:value-type="string">
            <text:p>insert into game_score (id, matchid, squad, goals, points, time_type) values (77, 4, 81, 1, 0, 3);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78" calcext:value-type="float">
            <text:p>78</text:p>
          </table:table-cell>
          <table:table-cell table:formula="of:=[.B92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78, 4, 886, 0, 0, 3);" calcext:value-type="string">
            <text:p>insert into game_score (id, matchid, squad, goals, points, time_type) values (78, 4, 886, 0, 0, 3);</text:p>
          </table:table-cell>
          <table:table-cell table:number-columns-repeated="1017"/>
        </table:table-row>
        <table:table-row table:style-name="ro1">
          <table:table-cell table:formula="of:=[.A93]+1" office:value-type="float" office:value="79" calcext:value-type="float">
            <text:p>79</text:p>
          </table:table-cell>
          <table:table-cell table:formula="of:=[.B93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79, 4, 81, 0, 0, 4);" calcext:value-type="string">
            <text:p>insert into game_score (id, matchid, squad, goals, points, time_type) values (79, 4, 81, 0, 0, 4);</text:p>
          </table:table-cell>
          <table:table-cell table:number-columns-repeated="1017"/>
        </table:table-row>
        <table:table-row table:style-name="ro1">
          <table:table-cell table:formula="of:=[.A94]+1" office:value-type="float" office:value="80" calcext:value-type="float">
            <text:p>80</text:p>
          </table:table-cell>
          <table:table-cell table:formula="of:=[.B94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80, 4, 886, 0, 0, 4);" calcext:value-type="string">
            <text:p>insert into game_score (id, matchid, squad, goals, points, time_type) values (80, 4, 886, 0, 0, 4);</text:p>
          </table:table-cell>
          <table:table-cell table:number-columns-repeated="1017"/>
        </table:table-row>
        <table:table-row table:style-name="ro1">
          <table:table-cell table:formula="of:=[.A95]+1" office:value-type="float" office:value="81" calcext:value-type="float">
            <text:p>81</text:p>
          </table:table-cell>
          <table:table-cell table:formula="of:=[.B95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81, 4, 81, 6, 0, 5);" calcext:value-type="string">
            <text:p>insert into game_score (id, matchid, squad, goals, points, time_type) values (81, 4, 81, 6, 0, 5);</text:p>
          </table:table-cell>
          <table:table-cell table:number-columns-repeated="1017"/>
        </table:table-row>
        <table:table-row table:style-name="ro1">
          <table:table-cell table:formula="of:=[.A96]+1" office:value-type="float" office:value="82" calcext:value-type="float">
            <text:p>82</text:p>
          </table:table-cell>
          <table:table-cell table:formula="of:=[.B96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82, 4, 886, 0, 0, 5);" calcext:value-type="string">
            <text:p>insert into game_score (id, matchid, squad, goals, points, time_type) values (82, 4, 886, 0, 0, 5);</text:p>
          </table:table-cell>
          <table:table-cell table:number-columns-repeated="1017"/>
        </table:table-row>
        <table:table-row table:style-name="ro1">
          <table:table-cell table:formula="of:=[.A97]+1" office:value-type="float" office:value="83" calcext:value-type="float">
            <text:p>83</text:p>
          </table:table-cell>
          <table:table-cell table:formula="of:=[.B97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83, 4, 81, 1, 0, 6);" calcext:value-type="string">
            <text:p>insert into game_score (id, matchid, squad, goals, points, time_type) values (83, 4, 81, 1, 0, 6);</text:p>
          </table:table-cell>
          <table:table-cell table:number-columns-repeated="1017"/>
        </table:table-row>
        <table:table-row table:style-name="ro1">
          <table:table-cell table:formula="of:=[.A98]+1" office:value-type="float" office:value="84" calcext:value-type="float">
            <text:p>84</text:p>
          </table:table-cell>
          <table:table-cell table:formula="of:=[.B98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84, 4, 886, 2, 0, 6);" calcext:value-type="string">
            <text:p>insert into game_score (id, matchid, squad, goals, points, time_type) values (84, 4, 886, 2, 0, 6);</text:p>
          </table:table-cell>
          <table:table-cell table:number-columns-repeated="1017"/>
        </table:table-row>
        <table:table-row table:style-name="ro1">
          <table:table-cell table:formula="of:=[.A99]+1" office:value-type="float" office:value="85" calcext:value-type="float">
            <text:p>85</text:p>
          </table:table-cell>
          <table:table-cell table:formula="of:=[.B99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85, 4, 81, 2, 0, 7);" calcext:value-type="string">
            <text:p>insert into game_score (id, matchid, squad, goals, points, time_type) values (85, 4, 81, 2, 0, 7);</text:p>
          </table:table-cell>
          <table:table-cell table:number-columns-repeated="1017"/>
        </table:table-row>
        <table:table-row table:style-name="ro1">
          <table:table-cell table:formula="of:=[.A100]+1" office:value-type="float" office:value="86" calcext:value-type="float">
            <text:p>86</text:p>
          </table:table-cell>
          <table:table-cell table:formula="of:=[.B100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86, 4, 886, 0, 0, 7);" calcext:value-type="string">
            <text:p>insert into game_score (id, matchid, squad, goals, points, time_type) values (86, 4, 886, 0, 0, 7);</text:p>
          </table:table-cell>
          <table:table-cell table:number-columns-repeated="1017"/>
        </table:table-row>
        <table:table-row table:style-name="ro1">
          <table:table-cell table:formula="of:=[.A101]+1" office:value-type="float" office:value="87" calcext:value-type="float">
            <text:p>87</text:p>
          </table:table-cell>
          <table:table-cell table:formula="of:=[.B101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87, 4, 81, null, 0, 8);" calcext:value-type="string">
            <text:p>insert into game_score (id, matchid, squad, goals, points, time_type) values (87, 4, 81, null, 0, 8);</text:p>
          </table:table-cell>
          <table:table-cell table:number-columns-repeated="1017"/>
        </table:table-row>
        <table:table-row table:style-name="ro1">
          <table:table-cell table:formula="of:=[.A102]+1" office:value-type="float" office:value="88" calcext:value-type="float">
            <text:p>88</text:p>
          </table:table-cell>
          <table:table-cell table:formula="of:=[.B102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88, 4, 886, null, 0, 8);" calcext:value-type="string">
            <text:p>insert into game_score (id, matchid, squad, goals, points, time_type) values (88, 4, 886, null, 0, 8);</text:p>
          </table:table-cell>
          <table:table-cell table:number-columns-repeated="1017"/>
        </table:table-row>
        <table:table-row table:style-name="ro1">
          <table:table-cell table:formula="of:=[.A103]+1" office:value-type="float" office:value="89" calcext:value-type="float">
            <text:p>89</text:p>
          </table:table-cell>
          <table:table-cell table:formula="of:=[.B103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89, 4, 81, null, 0, 9);" calcext:value-type="string">
            <text:p>insert into game_score (id, matchid, squad, goals, points, time_type) values (89, 4, 81, null, 0, 9);</text:p>
          </table:table-cell>
          <table:table-cell table:number-columns-repeated="1017"/>
        </table:table-row>
        <table:table-row table:style-name="ro1">
          <table:table-cell table:formula="of:=[.A104]+1" office:value-type="float" office:value="90" calcext:value-type="float">
            <text:p>90</text:p>
          </table:table-cell>
          <table:table-cell table:formula="of:=[.B104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90, 4, 886, null, 0, 9);" calcext:value-type="string">
            <text:p>insert into game_score (id, matchid, squad, goals, points, time_type) values (90, 4, 886, null, 0, 9);</text:p>
          </table:table-cell>
          <table:table-cell table:number-columns-repeated="1017"/>
        </table:table-row>
        <table:table-row table:style-name="ro1">
          <table:table-cell table:formula="of:=[.A105]+1" office:value-type="float" office:value="91" calcext:value-type="float">
            <text:p>91</text:p>
          </table:table-cell>
          <table:table-cell table:formula="of:=[.B105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91, 4, 81, 14, 0, 9000);" calcext:value-type="string">
            <text:p>insert into game_score (id, matchid, squad, goals, points, time_type) values (91, 4, 81, 14, 0, 9000);</text:p>
          </table:table-cell>
          <table:table-cell table:number-columns-repeated="1017"/>
        </table:table-row>
        <table:table-row table:style-name="ro1">
          <table:table-cell table:formula="of:=[.A106]+1" office:value-type="float" office:value="92" calcext:value-type="float">
            <text:p>92</text:p>
          </table:table-cell>
          <table:table-cell table:formula="of:=[.B106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92, 4, 886, 3, 0, 9000);" calcext:value-type="string">
            <text:p>insert into game_score (id, matchid, squad, goals, points, time_type) values (92, 4, 886, 3, 0, 9000);</text:p>
          </table:table-cell>
          <table:table-cell table:number-columns-repeated="1017"/>
        </table:table-row>
        <table:table-row table:style-name="ro1">
          <table:table-cell table:formula="of:=[.A107]+1" office:value-type="float" office:value="93" calcext:value-type="float">
            <text:p>93</text:p>
          </table:table-cell>
          <table:table-cell table:formula="of:=[.B107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93, 4, 81, 15, 0, 9001);" calcext:value-type="string">
            <text:p>insert into game_score (id, matchid, squad, goals, points, time_type) values (93, 4, 81, 15, 0, 9001);</text:p>
          </table:table-cell>
          <table:table-cell table:number-columns-repeated="1017"/>
        </table:table-row>
        <table:table-row table:style-name="ro1">
          <table:table-cell table:formula="of:=[.A108]+1" office:value-type="float" office:value="94" calcext:value-type="float">
            <text:p>94</text:p>
          </table:table-cell>
          <table:table-cell table:formula="of:=[.B108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94, 4, 886, 7, 0, 9001);" calcext:value-type="string">
            <text:p>insert into game_score (id, matchid, squad, goals, points, time_type) values (94, 4, 886, 7, 0, 9001);</text:p>
          </table:table-cell>
          <table:table-cell table:number-columns-repeated="1017"/>
        </table:table-row>
        <table:table-row table:style-name="ro1">
          <table:table-cell table:formula="of:=[.A109]+1" office:value-type="float" office:value="95" calcext:value-type="float">
            <text:p>95</text:p>
          </table:table-cell>
          <table:table-cell table:formula="of:=[.B109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95, 4, 81, 0, 0, 9002);" calcext:value-type="string">
            <text:p>insert into game_score (id, matchid, squad, goals, points, time_type) values (95, 4, 81, 0, 0, 9002);</text:p>
          </table:table-cell>
          <table:table-cell table:number-columns-repeated="1017"/>
        </table:table-row>
        <table:table-row table:style-name="ro1">
          <table:table-cell table:formula="of:=[.A110]+1" office:value-type="float" office:value="96" calcext:value-type="float">
            <text:p>96</text:p>
          </table:table-cell>
          <table:table-cell table:formula="of:=[.B110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7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96, 4, 886, 0, 0, 9002);" calcext:value-type="string">
            <text:p>insert into game_score (id, matchid, squad, goals, points, time_type) values (96, 4, 886, 0, 0, 9002);</text:p>
          </table:table-cell>
          <table:table-cell table:number-columns-repeated="1017"/>
        </table:table-row>
        <table:table-row table:style-name="ro1">
          <table:table-cell table:style-name="ce2" table:formula="of:=[.A111]+1" office:value-type="float" office:value="97" calcext:value-type="float">
            <text:p>97</text:p>
          </table:table-cell>
          <table:table-cell table:style-name="ce2" table:formula="of:=[.B88]+1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97, 5, 886, 0, 0, 1);" calcext:value-type="string">
            <text:p>insert into game_score (id, matchid, squad, goals, points, time_type) values (97, 5, 886, 0, 0, 1);</text:p>
          </table:table-cell>
          <table:table-cell table:number-columns-repeated="1017"/>
        </table:table-row>
        <table:table-row table:style-name="ro1">
          <table:table-cell table:style-name="ce2" table:formula="of:=[.A112]+1" office:value-type="float" office:value="98" calcext:value-type="float">
            <text:p>98</text:p>
          </table:table-cell>
          <table:table-cell table:style-name="ce2" table:formula="of:=[.B112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98, 5, 86, 0, 0, 1);" calcext:value-type="string">
            <text:p>insert into game_score (id, matchid, squad, goals, points, time_type) values (98, 5, 86, 0, 0, 1);</text:p>
          </table:table-cell>
          <table:table-cell table:number-columns-repeated="1017"/>
        </table:table-row>
        <table:table-row table:style-name="ro1">
          <table:table-cell table:style-name="ce2" table:formula="of:=[.A113]+1" office:value-type="float" office:value="99" calcext:value-type="float">
            <text:p>99</text:p>
          </table:table-cell>
          <table:table-cell table:style-name="ce2" table:formula="of:=[.B113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99, 5, 886, 0, 0, 2);" calcext:value-type="string">
            <text:p>insert into game_score (id, matchid, squad, goals, points, time_type) values (99, 5, 886, 0, 0, 2);</text:p>
          </table:table-cell>
          <table:table-cell table:number-columns-repeated="1017"/>
        </table:table-row>
        <table:table-row table:style-name="ro1">
          <table:table-cell table:style-name="ce2" table:formula="of:=[.A114]+1" office:value-type="float" office:value="100" calcext:value-type="float">
            <text:p>100</text:p>
          </table:table-cell>
          <table:table-cell table:style-name="ce2" table:formula="of:=[.B114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100, 5, 86, 0, 0, 2);" calcext:value-type="string">
            <text:p>insert into game_score (id, matchid, squad, goals, points, time_type) values (100, 5, 86, 0, 0, 2);</text:p>
          </table:table-cell>
          <table:table-cell table:number-columns-repeated="1017"/>
        </table:table-row>
        <table:table-row table:style-name="ro1">
          <table:table-cell table:style-name="ce2" table:formula="of:=[.A115]+1" office:value-type="float" office:value="101" calcext:value-type="float">
            <text:p>101</text:p>
          </table:table-cell>
          <table:table-cell table:style-name="ce2" table:formula="of:=[.B115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101, 5, 886, 1, 0, 3);" calcext:value-type="string">
            <text:p>insert into game_score (id, matchid, squad, goals, points, time_type) values (101, 5, 886, 1, 0, 3);</text:p>
          </table:table-cell>
          <table:table-cell table:number-columns-repeated="1017"/>
        </table:table-row>
        <table:table-row table:style-name="ro1">
          <table:table-cell table:style-name="ce2" table:formula="of:=[.A116]+1" office:value-type="float" office:value="102" calcext:value-type="float">
            <text:p>102</text:p>
          </table:table-cell>
          <table:table-cell table:style-name="ce2" table:formula="of:=[.B116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102, 5, 86, 0, 0, 3);" calcext:value-type="string">
            <text:p>insert into game_score (id, matchid, squad, goals, points, time_type) values (102, 5, 86, 0, 0, 3);</text:p>
          </table:table-cell>
          <table:table-cell table:number-columns-repeated="1017"/>
        </table:table-row>
        <table:table-row table:style-name="ro1">
          <table:table-cell table:style-name="ce2" table:formula="of:=[.A117]+1" office:value-type="float" office:value="103" calcext:value-type="float">
            <text:p>103</text:p>
          </table:table-cell>
          <table:table-cell table:style-name="ce2" table:formula="of:=[.B117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103, 5, 886, 4, 0, 4);" calcext:value-type="string">
            <text:p>insert into game_score (id, matchid, squad, goals, points, time_type) values (103, 5, 886, 4, 0, 4);</text:p>
          </table:table-cell>
          <table:table-cell table:number-columns-repeated="1017"/>
        </table:table-row>
        <table:table-row table:style-name="ro1">
          <table:table-cell table:style-name="ce2" table:formula="of:=[.A118]+1" office:value-type="float" office:value="104" calcext:value-type="float">
            <text:p>104</text:p>
          </table:table-cell>
          <table:table-cell table:style-name="ce2" table:formula="of:=[.B118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104, 5, 86, 0, 0, 4);" calcext:value-type="string">
            <text:p>insert into game_score (id, matchid, squad, goals, points, time_type) values (104, 5, 86, 0, 0, 4);</text:p>
          </table:table-cell>
          <table:table-cell table:number-columns-repeated="1017"/>
        </table:table-row>
        <table:table-row table:style-name="ro1">
          <table:table-cell table:style-name="ce2" table:formula="of:=[.A119]+1" office:value-type="float" office:value="105" calcext:value-type="float">
            <text:p>105</text:p>
          </table:table-cell>
          <table:table-cell table:style-name="ce2" table:formula="of:=[.B119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105, 5, 886, 0, 0, 5);" calcext:value-type="string">
            <text:p>insert into game_score (id, matchid, squad, goals, points, time_type) values (105, 5, 886, 0, 0, 5);</text:p>
          </table:table-cell>
          <table:table-cell table:number-columns-repeated="1017"/>
        </table:table-row>
        <table:table-row table:style-name="ro1">
          <table:table-cell table:style-name="ce2" table:formula="of:=[.A120]+1" office:value-type="float" office:value="106" calcext:value-type="float">
            <text:p>106</text:p>
          </table:table-cell>
          <table:table-cell table:style-name="ce2" table:formula="of:=[.B120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106, 5, 86, 0, 0, 5);" calcext:value-type="string">
            <text:p>insert into game_score (id, matchid, squad, goals, points, time_type) values (106, 5, 86, 0, 0, 5);</text:p>
          </table:table-cell>
          <table:table-cell table:number-columns-repeated="1017"/>
        </table:table-row>
        <table:table-row table:style-name="ro1">
          <table:table-cell table:style-name="ce2" table:formula="of:=[.A121]+1" office:value-type="float" office:value="107" calcext:value-type="float">
            <text:p>107</text:p>
          </table:table-cell>
          <table:table-cell table:style-name="ce2" table:formula="of:=[.B121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107, 5, 886, 2, 0, 6);" calcext:value-type="string">
            <text:p>insert into game_score (id, matchid, squad, goals, points, time_type) values (107, 5, 886, 2, 0, 6);</text:p>
          </table:table-cell>
          <table:table-cell table:number-columns-repeated="1017"/>
        </table:table-row>
        <table:table-row table:style-name="ro1">
          <table:table-cell table:style-name="ce2" table:formula="of:=[.A122]+1" office:value-type="float" office:value="108" calcext:value-type="float">
            <text:p>108</text:p>
          </table:table-cell>
          <table:table-cell table:style-name="ce2" table:formula="of:=[.B122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108, 5, 86, 2, 0, 6);" calcext:value-type="string">
            <text:p>insert into game_score (id, matchid, squad, goals, points, time_type) values (108, 5, 86, 2, 0, 6);</text:p>
          </table:table-cell>
          <table:table-cell table:number-columns-repeated="1017"/>
        </table:table-row>
        <table:table-row table:style-name="ro1">
          <table:table-cell table:style-name="ce2" table:formula="of:=[.A123]+1" office:value-type="float" office:value="109" calcext:value-type="float">
            <text:p>109</text:p>
          </table:table-cell>
          <table:table-cell table:style-name="ce2" table:formula="of:=[.B123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109, 5, 886, 0, 0, 7);" calcext:value-type="string">
            <text:p>insert into game_score (id, matchid, squad, goals, points, time_type) values (109, 5, 886, 0, 0, 7);</text:p>
          </table:table-cell>
          <table:table-cell table:number-columns-repeated="1017"/>
        </table:table-row>
        <table:table-row table:style-name="ro1">
          <table:table-cell table:style-name="ce2" table:formula="of:=[.A124]+1" office:value-type="float" office:value="110" calcext:value-type="float">
            <text:p>110</text:p>
          </table:table-cell>
          <table:table-cell table:style-name="ce2" table:formula="of:=[.B124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110, 5, 86, 0, 0, 7);" calcext:value-type="string">
            <text:p>insert into game_score (id, matchid, squad, goals, points, time_type) values (110, 5, 86, 0, 0, 7);</text:p>
          </table:table-cell>
          <table:table-cell table:number-columns-repeated="1017"/>
        </table:table-row>
        <table:table-row table:style-name="ro1">
          <table:table-cell table:style-name="ce2" table:formula="of:=[.A125]+1" office:value-type="float" office:value="111" calcext:value-type="float">
            <text:p>111</text:p>
          </table:table-cell>
          <table:table-cell table:style-name="ce2" table:formula="of:=[.B125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111, 5, 886, 4, 0, 8);" calcext:value-type="string">
            <text:p>insert into game_score (id, matchid, squad, goals, points, time_type) values (111, 5, 886, 4, 0, 8);</text:p>
          </table:table-cell>
          <table:table-cell table:number-columns-repeated="1017"/>
        </table:table-row>
        <table:table-row table:style-name="ro1">
          <table:table-cell table:style-name="ce2" table:formula="of:=[.A126]+1" office:value-type="float" office:value="112" calcext:value-type="float">
            <text:p>112</text:p>
          </table:table-cell>
          <table:table-cell table:style-name="ce2" table:formula="of:=[.B126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112, 5, 86, 0, 0, 8);" calcext:value-type="string">
            <text:p>insert into game_score (id, matchid, squad, goals, points, time_type) values (112, 5, 86, 0, 0, 8);</text:p>
          </table:table-cell>
          <table:table-cell table:number-columns-repeated="1017"/>
        </table:table-row>
        <table:table-row table:style-name="ro1">
          <table:table-cell table:style-name="ce2" table:formula="of:=[.A127]+1" office:value-type="float" office:value="113" calcext:value-type="float">
            <text:p>113</text:p>
          </table:table-cell>
          <table:table-cell table:style-name="ce2" table:formula="of:=[.B127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113, 5, 886, 1, 0, 9);" calcext:value-type="string">
            <text:p>insert into game_score (id, matchid, squad, goals, points, time_type) values (113, 5, 886, 1, 0, 9);</text:p>
          </table:table-cell>
          <table:table-cell table:number-columns-repeated="1017"/>
        </table:table-row>
        <table:table-row table:style-name="ro1">
          <table:table-cell table:style-name="ce2" table:formula="of:=[.A128]+1" office:value-type="float" office:value="114" calcext:value-type="float">
            <text:p>114</text:p>
          </table:table-cell>
          <table:table-cell table:style-name="ce2" table:formula="of:=[.B128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114, 5, 86, 1, 0, 9);" calcext:value-type="string">
            <text:p>insert into game_score (id, matchid, squad, goals, points, time_type) values (114, 5, 86, 1, 0, 9);</text:p>
          </table:table-cell>
          <table:table-cell table:number-columns-repeated="1017"/>
        </table:table-row>
        <table:table-row table:style-name="ro1">
          <table:table-cell table:style-name="ce2" table:formula="of:=[.A129]+1" office:value-type="float" office:value="115" calcext:value-type="float">
            <text:p>115</text:p>
          </table:table-cell>
          <table:table-cell table:style-name="ce2" table:formula="of:=[.B129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115, 5, 886, 12, 0, 9000);" calcext:value-type="string">
            <text:p>insert into game_score (id, matchid, squad, goals, points, time_type) values (115, 5, 886, 12, 0, 9000);</text:p>
          </table:table-cell>
          <table:table-cell table:number-columns-repeated="1017"/>
        </table:table-row>
        <table:table-row table:style-name="ro1">
          <table:table-cell table:style-name="ce2" table:formula="of:=[.A130]+1" office:value-type="float" office:value="116" calcext:value-type="float">
            <text:p>116</text:p>
          </table:table-cell>
          <table:table-cell table:style-name="ce2" table:formula="of:=[.B130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116, 5, 86, 3, 0, 9000);" calcext:value-type="string">
            <text:p>insert into game_score (id, matchid, squad, goals, points, time_type) values (116, 5, 86, 3, 0, 9000);</text:p>
          </table:table-cell>
          <table:table-cell table:number-columns-repeated="1017"/>
        </table:table-row>
        <table:table-row table:style-name="ro1">
          <table:table-cell table:style-name="ce2" table:formula="of:=[.A131]+1" office:value-type="float" office:value="117" calcext:value-type="float">
            <text:p>117</text:p>
          </table:table-cell>
          <table:table-cell table:style-name="ce2" table:formula="of:=[.B131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117, 5, 886, 15, 0, 9001);" calcext:value-type="string">
            <text:p>insert into game_score (id, matchid, squad, goals, points, time_type) values (117, 5, 886, 15, 0, 9001);</text:p>
          </table:table-cell>
          <table:table-cell table:number-columns-repeated="1017"/>
        </table:table-row>
        <table:table-row table:style-name="ro1">
          <table:table-cell table:style-name="ce2" table:formula="of:=[.A132]+1" office:value-type="float" office:value="118" calcext:value-type="float">
            <text:p>118</text:p>
          </table:table-cell>
          <table:table-cell table:style-name="ce2" table:formula="of:=[.B132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118, 5, 86, 0, 0, 9001);" calcext:value-type="string">
            <text:p>insert into game_score (id, matchid, squad, goals, points, time_type) values (118, 5, 86, 0, 0, 9001);</text:p>
          </table:table-cell>
          <table:table-cell table:number-columns-repeated="1017"/>
        </table:table-row>
        <table:table-row table:style-name="ro1">
          <table:table-cell table:style-name="ce2" table:formula="of:=[.A133]+1" office:value-type="float" office:value="119" calcext:value-type="float">
            <text:p>119</text:p>
          </table:table-cell>
          <table:table-cell table:style-name="ce2" table:formula="of:=[.B133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119, 5, 886, 2, 0, 9002);" calcext:value-type="string">
            <text:p>insert into game_score (id, matchid, squad, goals, points, time_type) values (119, 5, 886, 2, 0, 9002);</text:p>
          </table:table-cell>
          <table:table-cell table:number-columns-repeated="1017"/>
        </table:table-row>
        <table:table-row table:style-name="ro1">
          <table:table-cell table:style-name="ce2" table:formula="of:=[.A134]+1" office:value-type="float" office:value="120" calcext:value-type="float">
            <text:p>120</text:p>
          </table:table-cell>
          <table:table-cell table:style-name="ce2" table:formula="of:=[.B134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120, 5, 86, 3, 0, 9002);" calcext:value-type="string">
            <text:p>insert into game_score (id, matchid, squad, goals, points, time_type) values (120, 5, 86, 3, 0, 9002);</text:p>
          </table:table-cell>
          <table:table-cell table:number-columns-repeated="1017"/>
        </table:table-row>
        <table:table-row table:style-name="ro1">
          <table:table-cell table:formula="of:=[.A135]+1" office:value-type="float" office:value="121" calcext:value-type="float">
            <text:p>121</text:p>
          </table:table-cell>
          <table:table-cell table:formula="of:=[.B112]+1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121, 6, 82, 0, 0, 1);" calcext:value-type="string">
            <text:p>insert into game_score (id, matchid, squad, goals, points, time_type) values (121, 6, 82, 0, 0, 1);</text:p>
          </table:table-cell>
          <table:table-cell table:number-columns-repeated="1017"/>
        </table:table-row>
        <table:table-row table:style-name="ro1">
          <table:table-cell table:formula="of:=[.A136]+1" office:value-type="float" office:value="122" calcext:value-type="float">
            <text:p>122</text:p>
          </table:table-cell>
          <table:table-cell table:formula="of:=[.B136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122, 6, 81, 1, 0, 1);" calcext:value-type="string">
            <text:p>insert into game_score (id, matchid, squad, goals, points, time_type) values (122, 6, 81, 1, 0, 1);</text:p>
          </table:table-cell>
          <table:table-cell table:number-columns-repeated="1017"/>
        </table:table-row>
        <table:table-row table:style-name="ro1">
          <table:table-cell table:formula="of:=[.A137]+1" office:value-type="float" office:value="123" calcext:value-type="float">
            <text:p>123</text:p>
          </table:table-cell>
          <table:table-cell table:formula="of:=[.B137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123, 6, 82, 0, 0, 2);" calcext:value-type="string">
            <text:p>insert into game_score (id, matchid, squad, goals, points, time_type) values (123, 6, 82, 0, 0, 2);</text:p>
          </table:table-cell>
          <table:table-cell table:number-columns-repeated="1017"/>
        </table:table-row>
        <table:table-row table:style-name="ro1">
          <table:table-cell table:formula="of:=[.A138]+1" office:value-type="float" office:value="124" calcext:value-type="float">
            <text:p>124</text:p>
          </table:table-cell>
          <table:table-cell table:formula="of:=[.B138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124, 6, 81, 1, 0, 2);" calcext:value-type="string">
            <text:p>insert into game_score (id, matchid, squad, goals, points, time_type) values (124, 6, 81, 1, 0, 2);</text:p>
          </table:table-cell>
          <table:table-cell table:number-columns-repeated="1017"/>
        </table:table-row>
        <table:table-row table:style-name="ro1">
          <table:table-cell table:formula="of:=[.A139]+1" office:value-type="float" office:value="125" calcext:value-type="float">
            <text:p>125</text:p>
          </table:table-cell>
          <table:table-cell table:formula="of:=[.B139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125, 6, 82, 0, 0, 3);" calcext:value-type="string">
            <text:p>insert into game_score (id, matchid, squad, goals, points, time_type) values (125, 6, 82, 0, 0, 3);</text:p>
          </table:table-cell>
          <table:table-cell table:number-columns-repeated="1017"/>
        </table:table-row>
        <table:table-row table:style-name="ro1">
          <table:table-cell table:formula="of:=[.A140]+1" office:value-type="float" office:value="126" calcext:value-type="float">
            <text:p>126</text:p>
          </table:table-cell>
          <table:table-cell table:formula="of:=[.B140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126, 6, 81, 0, 0, 3);" calcext:value-type="string">
            <text:p>insert into game_score (id, matchid, squad, goals, points, time_type) values (126, 6, 81, 0, 0, 3);</text:p>
          </table:table-cell>
          <table:table-cell table:number-columns-repeated="1017"/>
        </table:table-row>
        <table:table-row table:style-name="ro1">
          <table:table-cell table:formula="of:=[.A141]+1" office:value-type="float" office:value="127" calcext:value-type="float">
            <text:p>127</text:p>
          </table:table-cell>
          <table:table-cell table:formula="of:=[.B141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127, 6, 82, 0, 0, 4);" calcext:value-type="string">
            <text:p>insert into game_score (id, matchid, squad, goals, points, time_type) values (127, 6, 82, 0, 0, 4);</text:p>
          </table:table-cell>
          <table:table-cell table:number-columns-repeated="1017"/>
        </table:table-row>
        <table:table-row table:style-name="ro1">
          <table:table-cell table:formula="of:=[.A142]+1" office:value-type="float" office:value="128" calcext:value-type="float">
            <text:p>128</text:p>
          </table:table-cell>
          <table:table-cell table:formula="of:=[.B142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128, 6, 81, 0, 0, 4);" calcext:value-type="string">
            <text:p>insert into game_score (id, matchid, squad, goals, points, time_type) values (128, 6, 81, 0, 0, 4);</text:p>
          </table:table-cell>
          <table:table-cell table:number-columns-repeated="1017"/>
        </table:table-row>
        <table:table-row table:style-name="ro1">
          <table:table-cell table:formula="of:=[.A143]+1" office:value-type="float" office:value="129" calcext:value-type="float">
            <text:p>129</text:p>
          </table:table-cell>
          <table:table-cell table:formula="of:=[.B143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129, 6, 82, 1, 0, 5);" calcext:value-type="string">
            <text:p>insert into game_score (id, matchid, squad, goals, points, time_type) values (129, 6, 82, 1, 0, 5);</text:p>
          </table:table-cell>
          <table:table-cell table:number-columns-repeated="1017"/>
        </table:table-row>
        <table:table-row table:style-name="ro1">
          <table:table-cell table:formula="of:=[.A144]+1" office:value-type="float" office:value="130" calcext:value-type="float">
            <text:p>130</text:p>
          </table:table-cell>
          <table:table-cell table:formula="of:=[.B144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130, 6, 81, 0, 0, 5);" calcext:value-type="string">
            <text:p>insert into game_score (id, matchid, squad, goals, points, time_type) values (130, 6, 81, 0, 0, 5);</text:p>
          </table:table-cell>
          <table:table-cell table:number-columns-repeated="1017"/>
        </table:table-row>
        <table:table-row table:style-name="ro1">
          <table:table-cell table:formula="of:=[.A145]+1" office:value-type="float" office:value="131" calcext:value-type="float">
            <text:p>131</text:p>
          </table:table-cell>
          <table:table-cell table:formula="of:=[.B145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131, 6, 82, 0, 0, 6);" calcext:value-type="string">
            <text:p>insert into game_score (id, matchid, squad, goals, points, time_type) values (131, 6, 82, 0, 0, 6);</text:p>
          </table:table-cell>
          <table:table-cell table:number-columns-repeated="1017"/>
        </table:table-row>
        <table:table-row table:style-name="ro1">
          <table:table-cell table:formula="of:=[.A146]+1" office:value-type="float" office:value="132" calcext:value-type="float">
            <text:p>132</text:p>
          </table:table-cell>
          <table:table-cell table:formula="of:=[.B146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132, 6, 81, 0, 0, 6);" calcext:value-type="string">
            <text:p>insert into game_score (id, matchid, squad, goals, points, time_type) values (132, 6, 81, 0, 0, 6);</text:p>
          </table:table-cell>
          <table:table-cell table:number-columns-repeated="1017"/>
        </table:table-row>
        <table:table-row table:style-name="ro1">
          <table:table-cell table:formula="of:=[.A147]+1" office:value-type="float" office:value="133" calcext:value-type="float">
            <text:p>133</text:p>
          </table:table-cell>
          <table:table-cell table:formula="of:=[.B147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133, 6, 82, 0, 0, 7);" calcext:value-type="string">
            <text:p>insert into game_score (id, matchid, squad, goals, points, time_type) values (133, 6, 82, 0, 0, 7);</text:p>
          </table:table-cell>
          <table:table-cell table:number-columns-repeated="1017"/>
        </table:table-row>
        <table:table-row table:style-name="ro1">
          <table:table-cell table:formula="of:=[.A148]+1" office:value-type="float" office:value="134" calcext:value-type="float">
            <text:p>134</text:p>
          </table:table-cell>
          <table:table-cell table:formula="of:=[.B148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134, 6, 81, 0, 0, 7);" calcext:value-type="string">
            <text:p>insert into game_score (id, matchid, squad, goals, points, time_type) values (134, 6, 81, 0, 0, 7);</text:p>
          </table:table-cell>
          <table:table-cell table:number-columns-repeated="1017"/>
        </table:table-row>
        <table:table-row table:style-name="ro1">
          <table:table-cell table:formula="of:=[.A149]+1" office:value-type="float" office:value="135" calcext:value-type="float">
            <text:p>135</text:p>
          </table:table-cell>
          <table:table-cell table:formula="of:=[.B149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35, 6, 82, 2, 0, 8);" calcext:value-type="string">
            <text:p>insert into game_score (id, matchid, squad, goals, points, time_type) values (135, 6, 82, 2, 0, 8);</text:p>
          </table:table-cell>
          <table:table-cell table:number-columns-repeated="1017"/>
        </table:table-row>
        <table:table-row table:style-name="ro1">
          <table:table-cell table:formula="of:=[.A150]+1" office:value-type="float" office:value="136" calcext:value-type="float">
            <text:p>136</text:p>
          </table:table-cell>
          <table:table-cell table:formula="of:=[.B150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36, 6, 81, 0, 0, 8);" calcext:value-type="string">
            <text:p>insert into game_score (id, matchid, squad, goals, points, time_type) values (136, 6, 81, 0, 0, 8);</text:p>
          </table:table-cell>
          <table:table-cell table:number-columns-repeated="1017"/>
        </table:table-row>
        <table:table-row table:style-name="ro1">
          <table:table-cell table:formula="of:=[.A151]+1" office:value-type="float" office:value="137" calcext:value-type="float">
            <text:p>137</text:p>
          </table:table-cell>
          <table:table-cell table:formula="of:=[.B151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37, 6, 82, 0, 0, 9);" calcext:value-type="string">
            <text:p>insert into game_score (id, matchid, squad, goals, points, time_type) values (137, 6, 82, 0, 0, 9);</text:p>
          </table:table-cell>
          <table:table-cell table:number-columns-repeated="1017"/>
        </table:table-row>
        <table:table-row table:style-name="ro1">
          <table:table-cell table:formula="of:=[.A152]+1" office:value-type="float" office:value="138" calcext:value-type="float">
            <text:p>138</text:p>
          </table:table-cell>
          <table:table-cell table:formula="of:=[.B152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38, 6, 81, 0, 0, 9);" calcext:value-type="string">
            <text:p>insert into game_score (id, matchid, squad, goals, points, time_type) values (138, 6, 81, 0, 0, 9);</text:p>
          </table:table-cell>
          <table:table-cell table:number-columns-repeated="1017"/>
        </table:table-row>
        <table:table-row table:style-name="ro1">
          <table:table-cell table:formula="of:=[.A153]+1" office:value-type="float" office:value="139" calcext:value-type="float">
            <text:p>139</text:p>
          </table:table-cell>
          <table:table-cell table:formula="of:=[.B153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39, 6, 82, 3, 0, 9000);" calcext:value-type="string">
            <text:p>insert into game_score (id, matchid, squad, goals, points, time_type) values (139, 6, 82, 3, 0, 9000);</text:p>
          </table:table-cell>
          <table:table-cell table:number-columns-repeated="1017"/>
        </table:table-row>
        <table:table-row table:style-name="ro1">
          <table:table-cell table:formula="of:=[.A154]+1" office:value-type="float" office:value="140" calcext:value-type="float">
            <text:p>140</text:p>
          </table:table-cell>
          <table:table-cell table:formula="of:=[.B154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40, 6, 81, 2, 0, 9000);" calcext:value-type="string">
            <text:p>insert into game_score (id, matchid, squad, goals, points, time_type) values (140, 6, 81, 2, 0, 9000);</text:p>
          </table:table-cell>
          <table:table-cell table:number-columns-repeated="1017"/>
        </table:table-row>
        <table:table-row table:style-name="ro1">
          <table:table-cell table:formula="of:=[.A155]+1" office:value-type="float" office:value="141" calcext:value-type="float">
            <text:p>141</text:p>
          </table:table-cell>
          <table:table-cell table:formula="of:=[.B155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41, 6, 82, 5, 0, 9001);" calcext:value-type="string">
            <text:p>insert into game_score (id, matchid, squad, goals, points, time_type) values (141, 6, 82, 5, 0, 9001);</text:p>
          </table:table-cell>
          <table:table-cell table:number-columns-repeated="1017"/>
        </table:table-row>
        <table:table-row table:style-name="ro1">
          <table:table-cell table:formula="of:=[.A156]+1" office:value-type="float" office:value="142" calcext:value-type="float">
            <text:p>142</text:p>
          </table:table-cell>
          <table:table-cell table:formula="of:=[.B156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42, 6, 81, 7, 0, 9001);" calcext:value-type="string">
            <text:p>insert into game_score (id, matchid, squad, goals, points, time_type) values (142, 6, 81, 7, 0, 9001);</text:p>
          </table:table-cell>
          <table:table-cell table:number-columns-repeated="1017"/>
        </table:table-row>
        <table:table-row table:style-name="ro1">
          <table:table-cell table:formula="of:=[.A157]+1" office:value-type="float" office:value="143" calcext:value-type="float">
            <text:p>143</text:p>
          </table:table-cell>
          <table:table-cell table:formula="of:=[.B157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43, 6, 82, 0, 0, 9002);" calcext:value-type="string">
            <text:p>insert into game_score (id, matchid, squad, goals, points, time_type) values (143, 6, 82, 0, 0, 9002);</text:p>
          </table:table-cell>
          <table:table-cell table:number-columns-repeated="1017"/>
        </table:table-row>
        <table:table-row table:style-name="ro1">
          <table:table-cell table:formula="of:=[.A158]+1" office:value-type="float" office:value="144" calcext:value-type="float">
            <text:p>144</text:p>
          </table:table-cell>
          <table:table-cell table:formula="of:=[.B158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7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44, 6, 81, 0, 0, 9002);" calcext:value-type="string">
            <text:p>insert into game_score (id, matchid, squad, goals, points, time_type) values (144, 6, 81, 0, 0, 9002);</text:p>
          </table:table-cell>
          <table:table-cell table:number-columns-repeated="1017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GT">
      <number:number number:min-integer-digits="1"/>
    </number:number-style>
    <number:number-style style:name="N10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10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10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10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10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GT">
      <number:day number:style="long"/>
      <number:text>-</number:text>
      <number:month number:textual="true"/>
    </number:date-style>
    <number:date-style style:name="N10114" number:language="es" number:country="GT">
      <number:month number:textual="true"/>
      <number:text>-</number:text>
      <number:year/>
    </number:date-style>
    <number:date-style style:name="N10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GT">
      <number:number number:decimal-places="0" number:min-integer-digits="1" number:grouping="true"/>
      <number:text> </number:text>
    </number:number-style>
    <number:number-style style:name="N10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GT">
      <number:number number:decimal-places="0" number:min-integer-digits="1" number:grouping="true"/>
      <number:text> </number:text>
    </number:number-style>
    <number:number-style style:name="N10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GT">
      <number:number number:decimal-places="2" number:min-integer-digits="1" number:grouping="true"/>
      <number:text> </number:text>
    </number:number-style>
    <number:number-style style:name="N10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GT">
      <number:number number:decimal-places="2" number:min-integer-digits="1" number:grouping="true"/>
      <number:text> </number:text>
    </number:number-style>
    <number:number-style style:name="N10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GT">
      <number:number number:decimal-places="0" number:min-integer-digits="1" number:grouping="true"/>
      <number:text> </number:text>
    </number:number-style>
    <number:number-style style:name="N10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GT">
      <number:text> - </number:text>
    </number:number-style>
    <number:text-style style:name="N10124" number:language="es" number:country="G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10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10128P2" style:volatile="true" number:language="es" number:country="GT">
      <number:text> Q- </number:text>
    </number:number-style>
    <number:text-style style:name="N10128" number:language="es" number:country="G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GT">
      <number:number number:decimal-places="2" number:min-integer-digits="1" number:grouping="true"/>
      <number:text> </number:text>
    </number:number-style>
    <number:number-style style:name="N10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10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10131" number:language="es" number:country="GT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10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10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10135" number:language="es" number:country="GT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s" number:country="GT">
      <number:minutes number:style="long"/>
      <number:text>:</number:text>
      <number:seconds number:style="long"/>
    </number:time-style>
    <number:time-style style:name="N10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s" number:country="GT">
      <number:minutes number:style="long"/>
      <number:text>:</number:text>
      <number:seconds number:style="long" number:decimal-places="1"/>
    </number:time-style>
    <number:number-style style:name="N10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23:12:46.5681999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57" style:display-name="PageStyle_195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9" style:display-name="PageStyle_195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2" style:display-name="PageStyle_196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3" style:display-name="PageStyle_196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5" style:display-name="PageStyle_196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0" style:display-name="PageStyle_19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4" style:display-name="PageStyle_197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8" style:display-name="PageStyle_197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2" style:display-name="PageStyle_198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6" style:display-name="PageStyle_198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0" style:display-name="PageStyle_199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4" style:display-name="PageStyle_199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8" style:display-name="PageStyle_199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2" style:display-name="PageStyle_20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6" style:display-name="PageStyle_20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0" style:display-name="PageStyle_20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3" style:display-name="PageStyle_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5" style:display-name="PageStyle_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7" style:display-name="PageStyle_2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23:57:09.784349554</dc:date>
    <dc:creator>Esdras Salazar</dc:creator>
    <meta:generator>LibreOffice/4.3.3.2$Linux_X86_64 LibreOffice_project/430m0$Build-2</meta:generator>
    <meta:editing-duration>PT1H28M12S</meta:editing-duration>
    <meta:editing-cycles>11</meta:editing-cycles>
    <meta:document-statistic meta:table-count="1" meta:cell-count="1075" meta:object-count="0"/>
  </office:meta>
</office:document-meta>
</file>